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1.20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0.76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3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string">
            <text:p>1歳 </text:p>
          </table:table-cell>
          <table:table-cell table:number-columns-repeated="2"/>
          <table:table-cell table:formula="of:=1*1" office:value-type="float" office:value="1">
            <text:p>1</text:p>
          </table:table-cell>
          <table:table-cell table:formula="of:=[.A1]*[.I45]" office:value-type="float" office:value="0.875">
            <text:p>0.875</text:p>
          </table:table-cell>
          <table:table-cell table:formula="of:=[.A1]*[.J$45]" office:value-type="float" office:value="0.75">
            <text:p>0.75</text:p>
          </table:table-cell>
          <table:table-cell/>
          <table:table-cell table:formula="of:=[.H1]*[.L$45]" office:value-type="float" office:value="1.333">
            <text:p>1.333</text:p>
          </table:table-cell>
          <table:table-cell table:formula="of:=[.A1]*[.M$45]" office:value-type="float" office:value="1.33">
            <text:p>1.33</text:p>
          </table:table-cell>
          <table:table-cell table:formula="of:=[.A1]*[.N$45]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string">
            <text:p>3歳 </text:p>
          </table:table-cell>
          <table:table-cell office:value-type="string">
            <text:p>1歳</text:p>
          </table:table-cell>
          <table:table-cell/>
          <table:table-cell office:value-type="float" office:value="2">
            <text:p>2</text:p>
          </table:table-cell>
          <table:table-cell table:formula="of:=[.A2]*[.I$45]" office:value-type="float" office:value="1.75">
            <text:p>1.75</text:p>
          </table:table-cell>
          <table:table-cell table:formula="of:=[.A2]*[.J$45]" office:value-type="float" office:value="1.5">
            <text:p>1.5</text:p>
          </table:table-cell>
          <table:table-cell/>
          <table:table-cell table:formula="of:=[.H2]*[.L$45]" office:value-type="float" office:value="2.666">
            <text:p>2.666</text:p>
          </table:table-cell>
          <table:table-cell table:formula="of:=[.A2]*[.M$45]" office:value-type="float" office:value="2.66">
            <text:p>2.66</text:p>
          </table:table-cell>
          <table:table-cell table:formula="of:=[.A2]*[.N$45]"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5歳 </text:p>
          </table:table-cell>
          <table:table-cell office:value-type="string">
            <text:p>2歳</text:p>
          </table:table-cell>
          <table:table-cell/>
          <table:table-cell office:value-type="float" office:value="3">
            <text:p>3</text:p>
          </table:table-cell>
          <table:table-cell table:formula="of:=[.A3]*[.I$45]" office:value-type="float" office:value="2.625">
            <text:p>2.625</text:p>
          </table:table-cell>
          <table:table-cell table:formula="of:=[.A3]*[.J$45]" office:value-type="float" office:value="2.25">
            <text:p>2.25</text:p>
          </table:table-cell>
          <table:table-cell/>
          <table:table-cell table:formula="of:=[.H3]*[.L$45]" office:value-type="float" office:value="3.999">
            <text:p>3.999</text:p>
          </table:table-cell>
          <table:table-cell table:formula="of:=[.A3]*[.M$45]" office:value-type="float" office:value="3.99">
            <text:p>3.99</text:p>
          </table:table-cell>
          <table:table-cell table:formula="of:=[.A3]*[.N$45]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A4]*[.I$45]" office:value-type="float" office:value="3.5">
            <text:p>3.5</text:p>
          </table:table-cell>
          <table:table-cell table:formula="of:=[.A4]*[.J$45]" office:value-type="float" office:value="3">
            <text:p>3</text:p>
          </table:table-cell>
          <table:table-cell/>
          <table:table-cell table:formula="of:=[.H4]*[.L$45]" office:value-type="float" office:value="5.332">
            <text:p>5.332</text:p>
          </table:table-cell>
          <table:table-cell table:formula="of:=[.A4]*[.M$45]" office:value-type="float" office:value="5.32">
            <text:p>5.32</text:p>
          </table:table-cell>
          <table:table-cell table:formula="of:=[.A4]*[.N$45]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A5]*[.I$45]" office:value-type="float" office:value="4.375">
            <text:p>4.375</text:p>
          </table:table-cell>
          <table:table-cell table:formula="of:=[.A5]*[.J$45]" office:value-type="float" office:value="3.75">
            <text:p>3.75</text:p>
          </table:table-cell>
          <table:table-cell/>
          <table:table-cell table:formula="of:=[.H5]*[.L$45]" office:value-type="float" office:value="6.665">
            <text:p>6.665</text:p>
          </table:table-cell>
          <table:table-cell table:formula="of:=[.A5]*[.M$45]" office:value-type="float" office:value="6.65">
            <text:p>6.65</text:p>
          </table:table-cell>
          <table:table-cell table:formula="of:=[.A5]*[.N$45]"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table:style-name="ce1" office:value-type="float" office:value="6">
            <text:p>6</text:p>
          </table:table-cell>
          <table:table-cell table:style-name="ce1"/>
          <table:table-cell table:number-columns-repeated="2" table:style-name="ce1" office:value-type="string">
            <text:p>9歳 </text:p>
          </table:table-cell>
          <table:table-cell table:style-name="ce1" office:value-type="string">
            <text:p>6歳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table:formula="of:=[.A6]*[.I$45]" office:value-type="float" office:value="5.25">
            <text:p>5.25</text:p>
          </table:table-cell>
          <table:table-cell table:style-name="ce1" table:formula="of:=[.A6]*[.J$45]" office:value-type="float" office:value="4.5">
            <text:p>4.5</text:p>
          </table:table-cell>
          <table:table-cell table:style-name="ce1"/>
          <table:table-cell table:style-name="ce1" table:formula="of:=[.H6]*[.L$45]" office:value-type="float" office:value="7.998">
            <text:p>7.998</text:p>
          </table:table-cell>
          <table:table-cell table:style-name="ce1" table:formula="of:=[.A6]*[.M$45]" office:value-type="float" office:value="7.98">
            <text:p>7.98</text:p>
          </table:table-cell>
          <table:table-cell table:style-name="ce1" table:formula="of:=[.A6]*[.N$45]" office:value-type="float" office:value="6">
            <text:p>6</text:p>
          </table:table-cell>
          <table:table-cell table:style-name="ce1" table:number-columns-repeated="1010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5"/>
          <table:table-cell office:value-type="float" office:value="7">
            <text:p>7</text:p>
          </table:table-cell>
          <table:table-cell table:formula="of:=[.A7]*[.I$45]" office:value-type="float" office:value="6.125">
            <text:p>6.125</text:p>
          </table:table-cell>
          <table:table-cell table:formula="of:=[.A7]*[.J$45]" office:value-type="float" office:value="5.25">
            <text:p>5.25</text:p>
          </table:table-cell>
          <table:table-cell/>
          <table:table-cell table:formula="of:=[.H7]*[.L$45]" office:value-type="float" office:value="9.331">
            <text:p>9.331</text:p>
          </table:table-cell>
          <table:table-cell table:formula="of:=[.A7]*[.M$45]" office:value-type="float" office:value="9.31">
            <text:p>9.31</text:p>
          </table:table-cell>
          <table:table-cell table:formula="of:=[.A7]*[.N$45]" office:value-type="float" office:value="7">
            <text:p>7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f:=[.A8]*[.I$45]" office:value-type="float" office:value="7">
            <text:p>7</text:p>
          </table:table-cell>
          <table:table-cell table:formula="of:=[.A8]*[.J$45]" office:value-type="float" office:value="6">
            <text:p>6</text:p>
          </table:table-cell>
          <table:table-cell/>
          <table:table-cell table:formula="of:=[.H8]*[.L$45]" office:value-type="float" office:value="10.664">
            <text:p>10.664</text:p>
          </table:table-cell>
          <table:table-cell table:formula="of:=[.A8]*[.M$45]" office:value-type="float" office:value="10.64">
            <text:p>10.64</text:p>
          </table:table-cell>
          <table:table-cell table:formula="of:=[.A8]*[.N$45]" office:value-type="float" office:value="8">
            <text:p>8</text:p>
          </table:table-cell>
          <table:table-cell table:number-columns-repeated="1010"/>
        </table:table-row>
        <table:table-row table:style-name="ro3">
          <table:table-cell table:number-columns-repeated="2" table:style-name="ce1" office:value-type="float" office:value="9">
            <text:p>9</text:p>
          </table:table-cell>
          <table:table-cell table:style-name="ce1"/>
          <table:table-cell table:style-name="ce1" office:value-type="string">
            <text:p>13歳 </text:p>
          </table:table-cell>
          <table:table-cell table:style-name="ce1" office:value-type="string">
            <text:p>12歳 </text:p>
          </table:table-cell>
          <table:table-cell table:style-name="ce1" office:value-type="string">
            <text:p>8歳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 table:formula="of:=[.A9]*[.I$45]" office:value-type="float" office:value="7.875">
            <text:p>7.875</text:p>
          </table:table-cell>
          <table:table-cell table:style-name="ce1" table:formula="of:=[.A9]*[.J$45]" office:value-type="float" office:value="6.75">
            <text:p>6.75</text:p>
          </table:table-cell>
          <table:table-cell table:style-name="ce1"/>
          <table:table-cell table:style-name="ce1" table:formula="of:=[.H9]*[.L$45]" office:value-type="float" office:value="11.997">
            <text:p>11.997</text:p>
          </table:table-cell>
          <table:table-cell table:style-name="ce1" table:formula="of:=[.A9]*[.M$45]" office:value-type="float" office:value="11.97">
            <text:p>11.97</text:p>
          </table:table-cell>
          <table:table-cell table:style-name="ce1" table:formula="of:=[.A9]*[.N$45]" office:value-type="float" office:value="9">
            <text:p>9</text:p>
          </table:table-cell>
          <table:table-cell table:style-name="ce1" table:number-columns-repeated="1010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f:=[.A10]*[.I$45]" office:value-type="float" office:value="8.75">
            <text:p>8.75</text:p>
          </table:table-cell>
          <table:table-cell table:formula="of:=[.A10]*[.J$45]" office:value-type="float" office:value="7.5">
            <text:p>7.5</text:p>
          </table:table-cell>
          <table:table-cell/>
          <table:table-cell table:formula="of:=[.H10]*[.L$45]" office:value-type="float" office:value="13.33">
            <text:p>13.33</text:p>
          </table:table-cell>
          <table:table-cell table:formula="of:=[.A10]*[.M$45]" office:value-type="float" office:value="13.3">
            <text:p>13.3</text:p>
          </table:table-cell>
          <table:table-cell table:formula="of:=[.A10]*[.N$45]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5"/>
          <table:table-cell office:value-type="float" office:value="11">
            <text:p>11</text:p>
          </table:table-cell>
          <table:table-cell table:formula="of:=[.A11]*[.I$45]" office:value-type="float" office:value="9.625">
            <text:p>9.625</text:p>
          </table:table-cell>
          <table:table-cell table:formula="of:=[.A11]*[.J$45]" office:value-type="float" office:value="8.25">
            <text:p>8.25</text:p>
          </table:table-cell>
          <table:table-cell/>
          <table:table-cell table:formula="of:=[.H11]*[.L$45]" office:value-type="float" office:value="14.663">
            <text:p>14.663</text:p>
          </table:table-cell>
          <table:table-cell table:formula="of:=[.A11]*[.M$45]" office:value-type="float" office:value="14.63">
            <text:p>14.63</text:p>
          </table:table-cell>
          <table:table-cell table:formula="of:=[.A11]*[.N$45]" office:value-type="float" office:value="11">
            <text:p>11</text:p>
          </table:table-cell>
          <table:table-cell table:number-columns-repeated="1010"/>
        </table:table-row>
        <table:table-row table:style-name="ro3">
          <table:table-cell table:number-columns-repeated="2" table:style-name="ce1" office:value-type="float" office:value="12">
            <text:p>12</text:p>
          </table:table-cell>
          <table:table-cell table:style-name="ce1"/>
          <table:table-cell table:style-name="ce1" office:value-type="string">
            <text:p>17歳 </text:p>
          </table:table-cell>
          <table:table-cell table:style-name="ce1" office:value-type="string">
            <text:p>16歳 </text:p>
          </table:table-cell>
          <table:table-cell table:style-name="ce1" office:value-type="string">
            <text:p>12歳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table:formula="of:=[.A12]*[.I$45]" office:value-type="float" office:value="10.5">
            <text:p>10.5</text:p>
          </table:table-cell>
          <table:table-cell table:style-name="ce1" table:formula="of:=[.A12]*[.J$45]" office:value-type="float" office:value="9">
            <text:p>9</text:p>
          </table:table-cell>
          <table:table-cell table:style-name="ce1"/>
          <table:table-cell table:style-name="ce1" table:formula="of:=[.H12]*[.L$45]" office:value-type="float" office:value="15.996">
            <text:p>15.996</text:p>
          </table:table-cell>
          <table:table-cell table:style-name="ce1" table:formula="of:=[.A12]*[.M$45]" office:value-type="float" office:value="15.96">
            <text:p>15.96</text:p>
          </table:table-cell>
          <table:table-cell table:style-name="ce1" table:formula="of:=[.A12]*[.N$45]" office:value-type="float" office:value="12">
            <text:p>12</text:p>
          </table:table-cell>
          <table:table-cell table:style-name="ce1" table:number-columns-repeated="10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3">
            <text:p>13</text:p>
          </table:table-cell>
          <table:table-cell table:formula="of:=[.A13]*[.I$45]" office:value-type="float" office:value="11.375">
            <text:p>11.375</text:p>
          </table:table-cell>
          <table:table-cell table:formula="of:=[.A13]*[.J$45]" office:value-type="float" office:value="9.75">
            <text:p>9.75</text:p>
          </table:table-cell>
          <table:table-cell/>
          <table:table-cell table:formula="of:=[.$L$12]+[.B13]*[.L$46]" office:value-type="float" office:value="16.662">
            <text:p>16.662</text:p>
          </table:table-cell>
          <table:table-cell table:formula="of:=[.$M$12]+[.B13]*[.M$46]" office:value-type="float" office:value="16.46">
            <text:p>16.46</text:p>
          </table:table-cell>
          <table:table-cell table:formula="of:=[.$N$12]+[.B13]*[.N$46]" office:value-type="float" office:value="12.5">
            <text:p>12.5</text:p>
          </table:table-cell>
          <table:table-cell table:number-columns-repeated="10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4">
            <text:p>14</text:p>
          </table:table-cell>
          <table:table-cell table:formula="of:=[.A14]*[.I$45]" office:value-type="float" office:value="12.25">
            <text:p>12.25</text:p>
          </table:table-cell>
          <table:table-cell table:formula="of:=[.A14]*[.J$45]" office:value-type="float" office:value="10.5">
            <text:p>10.5</text:p>
          </table:table-cell>
          <table:table-cell/>
          <table:table-cell table:formula="of:=[.$L$12]+[.B14]*[.L$46]" office:value-type="float" office:value="17.328">
            <text:p>17.328</text:p>
          </table:table-cell>
          <table:table-cell table:formula="of:=[.$M$12]+[.B14]*[.M$46]" office:value-type="float" office:value="16.96">
            <text:p>16.96</text:p>
          </table:table-cell>
          <table:table-cell table:formula="of:=[.$N$12]+[.B14]*[.N$46]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5">
            <text:p>15</text:p>
          </table:table-cell>
          <table:table-cell table:formula="of:=[.A15]*[.I$45]" office:value-type="float" office:value="13.125">
            <text:p>13.125</text:p>
          </table:table-cell>
          <table:table-cell table:formula="of:=[.A15]*[.J$45]" office:value-type="float" office:value="11.25">
            <text:p>11.25</text:p>
          </table:table-cell>
          <table:table-cell/>
          <table:table-cell table:formula="of:=[.$L$12]+[.B15]*[.L$46]" office:value-type="float" office:value="17.994">
            <text:p>17.994</text:p>
          </table:table-cell>
          <table:table-cell table:formula="of:=[.$M$12]+[.B15]*[.M$46]" office:value-type="float" office:value="17.46">
            <text:p>17.46</text:p>
          </table:table-cell>
          <table:table-cell table:formula="of:=[.$N$12]+[.B15]*[.N$46]" office:value-type="float" office:value="13.5">
            <text:p>13.5</text:p>
          </table:table-cell>
          <table:table-cell table:number-columns-repeated="1010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0歳 </text:p>
          </table:table-cell>
          <table:table-cell table:style-name="ce1" office:value-type="string">
            <text:p>19歳 </text:p>
          </table:table-cell>
          <table:table-cell table:style-name="ce1" office:value-type="string">
            <text:p>16歳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table:formula="of:=[.A16]*[.I$45]" office:value-type="float" office:value="14">
            <text:p>14</text:p>
          </table:table-cell>
          <table:table-cell table:style-name="ce1" table:formula="of:=[.A16]*[.J$45]" office:value-type="float" office:value="12">
            <text:p>12</text:p>
          </table:table-cell>
          <table:table-cell table:style-name="ce1"/>
          <table:table-cell table:style-name="ce1" table:formula="of:=[.$L$12]+[.B16]*[.L$46]" office:value-type="float" office:value="18.66">
            <text:p>18.66</text:p>
          </table:table-cell>
          <table:table-cell table:style-name="ce1" table:formula="of:=[.$M$12]+[.B16]*[.M$46]" office:value-type="float" office:value="17.96">
            <text:p>17.96</text:p>
          </table:table-cell>
          <table:table-cell table:style-name="ce1" table:formula="of:=[.$N$12]+[.B16]*[.N$46]" office:value-type="float" office:value="14">
            <text:p>14</text:p>
          </table:table-cell>
          <table:table-cell table:style-name="ce1" table:number-columns-repeated="10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17">
            <text:p>17</text:p>
          </table:table-cell>
          <table:table-cell table:formula="of:=[.A17]*[.I$45]" office:value-type="float" office:value="14.875">
            <text:p>14.875</text:p>
          </table:table-cell>
          <table:table-cell table:formula="of:=[.A17]*[.J$45]" office:value-type="float" office:value="12.75">
            <text:p>12.75</text:p>
          </table:table-cell>
          <table:table-cell/>
          <table:table-cell table:formula="of:=[.$L$12]+[.B17]*[.L$46]" office:value-type="float" office:value="19.326">
            <text:p>19.326</text:p>
          </table:table-cell>
          <table:table-cell table:formula="of:=[.$M$12]+[.B17]*[.M$46]" office:value-type="float" office:value="18.46">
            <text:p>18.46</text:p>
          </table:table-cell>
          <table:table-cell table:formula="of:=[.$N$12]+[.B17]*[.N$46]" office:value-type="float" office:value="14.5">
            <text:p>14.5</text:p>
          </table:table-cell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8">
            <text:p>18</text:p>
          </table:table-cell>
          <table:table-cell table:formula="of:=[.A18]*[.I$45]" office:value-type="float" office:value="15.75">
            <text:p>15.75</text:p>
          </table:table-cell>
          <table:table-cell table:formula="of:=[.A18]*[.J$45]" office:value-type="float" office:value="13.5">
            <text:p>13.5</text:p>
          </table:table-cell>
          <table:table-cell/>
          <table:table-cell table:formula="of:=[.$L$12]+[.B18]*[.L$46]" office:value-type="float" office:value="19.992">
            <text:p>19.992</text:p>
          </table:table-cell>
          <table:table-cell table:formula="of:=[.$M$12]+[.B18]*[.M$46]" office:value-type="float" office:value="18.96">
            <text:p>18.96</text:p>
          </table:table-cell>
          <table:table-cell table:formula="of:=[.$N$12]+[.B18]*[.N$46]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9">
            <text:p>19</text:p>
          </table:table-cell>
          <table:table-cell table:formula="of:=[.A19]*[.I$45]" office:value-type="float" office:value="16.625">
            <text:p>16.625</text:p>
          </table:table-cell>
          <table:table-cell table:formula="of:=[.A19]*[.J$45]" office:value-type="float" office:value="14.25">
            <text:p>14.25</text:p>
          </table:table-cell>
          <table:table-cell/>
          <table:table-cell table:formula="of:=[.$L$12]+[.B19]*[.L$46]" office:value-type="float" office:value="20.658">
            <text:p>20.658</text:p>
          </table:table-cell>
          <table:table-cell table:formula="of:=[.$M$12]+[.B19]*[.M$46]" office:value-type="float" office:value="19.46">
            <text:p>19.46</text:p>
          </table:table-cell>
          <table:table-cell table:formula="of:=[.$N$12]+[.B19]*[.N$46]" office:value-type="float" office:value="15.5">
            <text:p>15.5</text:p>
          </table:table-cell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">
            <text:p>20</text:p>
          </table:table-cell>
          <table:table-cell table:formula="of:=[.A20]*[.I$45]" office:value-type="float" office:value="17.5">
            <text:p>17.5</text:p>
          </table:table-cell>
          <table:table-cell table:formula="of:=[.A20]*[.J$45]" office:value-type="float" office:value="15">
            <text:p>15</text:p>
          </table:table-cell>
          <table:table-cell/>
          <table:table-cell table:formula="of:=[.$L$12]+[.B20]*[.L$46]" office:value-type="float" office:value="21.324">
            <text:p>21.324</text:p>
          </table:table-cell>
          <table:table-cell table:formula="of:=[.$M$12]+[.B20]*[.M$46]" office:value-type="float" office:value="19.96">
            <text:p>19.96</text:p>
          </table:table-cell>
          <table:table-cell table:formula="of:=[.$N$12]+[.B20]*[.N$46]" office:value-type="float" office:value="16">
            <text:p>16</text:p>
          </table:table-cell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21">
            <text:p>21</text:p>
          </table:table-cell>
          <table:table-cell table:formula="of:=[.A21]*[.I$45]" office:value-type="float" office:value="18.375">
            <text:p>18.375</text:p>
          </table:table-cell>
          <table:table-cell table:formula="of:=[.A21]*[.J$45]" office:value-type="float" office:value="15.75">
            <text:p>15.75</text:p>
          </table:table-cell>
          <table:table-cell/>
          <table:table-cell table:formula="of:=[.$L$12]+[.B21]*[.L$46]" office:value-type="float" office:value="21.99">
            <text:p>21.99</text:p>
          </table:table-cell>
          <table:table-cell table:formula="of:=[.$M$12]+[.B21]*[.M$46]" office:value-type="float" office:value="20.46">
            <text:p>20.46</text:p>
          </table:table-cell>
          <table:table-cell table:formula="of:=[.$N$12]+[.B21]*[.N$46]" office:value-type="float" office:value="16.5">
            <text:p>16.5</text:p>
          </table:table-cell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2">
            <text:p>22</text:p>
          </table:table-cell>
          <table:table-cell table:formula="of:=[.A22]*[.I$45]" office:value-type="float" office:value="19.25">
            <text:p>19.25</text:p>
          </table:table-cell>
          <table:table-cell table:formula="of:=[.A22]*[.J$45]" office:value-type="float" office:value="16.5">
            <text:p>16.5</text:p>
          </table:table-cell>
          <table:table-cell/>
          <table:table-cell table:formula="of:=[.$L$12]+[.B22]*[.L$46]" office:value-type="float" office:value="22.656">
            <text:p>22.656</text:p>
          </table:table-cell>
          <table:table-cell table:formula="of:=[.$M$12]+[.B22]*[.M$46]" office:value-type="float" office:value="20.96">
            <text:p>20.96</text:p>
          </table:table-cell>
          <table:table-cell table:formula="of:=[.$N$12]+[.B22]*[.N$46]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3">
            <text:p>23</text:p>
          </table:table-cell>
          <table:table-cell table:formula="of:=[.A23]*[.I$45]" office:value-type="float" office:value="20.125">
            <text:p>20.125</text:p>
          </table:table-cell>
          <table:table-cell table:formula="of:=[.A23]*[.J$45]" office:value-type="float" office:value="17.25">
            <text:p>17.25</text:p>
          </table:table-cell>
          <table:table-cell/>
          <table:table-cell table:formula="of:=[.$L$12]+[.B23]*[.L$46]" office:value-type="float" office:value="23.322">
            <text:p>23.322</text:p>
          </table:table-cell>
          <table:table-cell table:formula="of:=[.$M$12]+[.B23]*[.M$46]" office:value-type="float" office:value="21.46">
            <text:p>21.46</text:p>
          </table:table-cell>
          <table:table-cell table:formula="of:=[.$N$12]+[.B23]*[.N$46]" office:value-type="float" office:value="17.5">
            <text:p>17.5</text:p>
          </table:table-cell>
          <table:table-cell table:number-columns-repeated="1010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24歳 </text:p>
          </table:table-cell>
          <table:table-cell office:value-type="string">
            <text:p>23歳 </text:p>
          </table:table-cell>
          <table:table-cell office:value-type="string">
            <text:p>19歳</text:p>
          </table:table-cell>
          <table:table-cell/>
          <table:table-cell office:value-type="float" office:value="24">
            <text:p>24</text:p>
          </table:table-cell>
          <table:table-cell table:formula="of:=[.A24]*[.I$45]" office:value-type="float" office:value="21">
            <text:p>21</text:p>
          </table:table-cell>
          <table:table-cell table:formula="of:=[.A24]*[.J$45]" office:value-type="float" office:value="18">
            <text:p>18</text:p>
          </table:table-cell>
          <table:table-cell/>
          <table:table-cell table:formula="of:=[.$L$12]+[.B24]*[.L$46]" office:value-type="float" office:value="23.988">
            <text:p>23.988</text:p>
          </table:table-cell>
          <table:table-cell table:formula="of:=[.$M$12]+[.B24]*[.M$46]" office:value-type="float" office:value="21.96">
            <text:p>21.96</text:p>
          </table:table-cell>
          <table:table-cell table:formula="of:=[.$N$12]+[.B24]*[.N$46]" office:value-type="float" office:value="18">
            <text:p>1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string">
            <text:p>28歳 </text:p>
          </table:table-cell>
          <table:table-cell office:value-type="string">
            <text:p>26歳</text:p>
          </table:table-cell>
          <table:table-cell/>
          <table:table-cell table:formula="of:=[.$H$24]+[.A26]*[.H$47]" office:value-type="float" office:value="28">
            <text:p>28</text:p>
          </table:table-cell>
          <table:table-cell table:formula="of:=[.$I$24]+[.A26]*[.I$47]" office:value-type="float" office:value="26">
            <text:p>26</text:p>
          </table:table-cell>
          <table:table-cell table:formula="of:=[.$J$24]+[.B26]*[.J$47]" office:value-type="float" office:value="25">
            <text:p>25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">
            <text:p>2</text:p>
          </table:table-cell>
          <table:table-cell/>
          <table:table-cell office:value-type="string">
            <text:p>32歳 </text:p>
          </table:table-cell>
          <table:table-cell office:value-type="string">
            <text:p>33歳 </text:p>
          </table:table-cell>
          <table:table-cell office:value-type="string">
            <text:p>33歳</text:p>
          </table:table-cell>
          <table:table-cell/>
          <table:table-cell table:formula="of:=[.$H$24]+[.A27]*[.H$47]" office:value-type="float" office:value="32">
            <text:p>32</text:p>
          </table:table-cell>
          <table:table-cell table:formula="of:=[.$I$24]+[.A27]*[.I$47]" office:value-type="float" office:value="31">
            <text:p>31</text:p>
          </table:table-cell>
          <table:table-cell table:formula="of:=[.$J$24]+[.B27]*[.J$47]" office:value-type="float" office:value="32">
            <text:p>3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">
            <text:p>3</text:p>
          </table:table-cell>
          <table:table-cell/>
          <table:table-cell office:value-type="string">
            <text:p>36歳 </text:p>
          </table:table-cell>
          <table:table-cell office:value-type="string">
            <text:p>38歳 </text:p>
          </table:table-cell>
          <table:table-cell office:value-type="string">
            <text:p>40歳</text:p>
          </table:table-cell>
          <table:table-cell/>
          <table:table-cell table:formula="of:=[.$H$24]+[.A28]*[.H$47]" office:value-type="float" office:value="36">
            <text:p>36</text:p>
          </table:table-cell>
          <table:table-cell table:formula="of:=[.$I$24]+[.A28]*[.I$47]" office:value-type="float" office:value="36">
            <text:p>36</text:p>
          </table:table-cell>
          <table:table-cell table:formula="of:=[.$J$24]+[.B28]*[.J$47]" office:value-type="float" office:value="39">
            <text:p>39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">
            <text:p>4</text:p>
          </table:table-cell>
          <table:table-cell/>
          <table:table-cell office:value-type="string">
            <text:p>40歳 </text:p>
          </table:table-cell>
          <table:table-cell office:value-type="string">
            <text:p>43歳 </text:p>
          </table:table-cell>
          <table:table-cell office:value-type="string">
            <text:p>47歳</text:p>
          </table:table-cell>
          <table:table-cell/>
          <table:table-cell table:formula="of:=[.$H$24]+[.A29]*[.H$47]" office:value-type="float" office:value="40">
            <text:p>40</text:p>
          </table:table-cell>
          <table:table-cell table:formula="of:=[.$I$24]+[.A29]*[.I$47]" office:value-type="float" office:value="41">
            <text:p>41</text:p>
          </table:table-cell>
          <table:table-cell table:formula="of:=[.$J$24]+[.B29]*[.J$47]" office:value-type="float" office:value="46">
            <text:p>46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">
            <text:p>5</text:p>
          </table:table-cell>
          <table:table-cell/>
          <table:table-cell office:value-type="string">
            <text:p>44歳 </text:p>
          </table:table-cell>
          <table:table-cell office:value-type="string">
            <text:p>48歳 </text:p>
          </table:table-cell>
          <table:table-cell office:value-type="string">
            <text:p>54歳</text:p>
          </table:table-cell>
          <table:table-cell/>
          <table:table-cell table:formula="of:=[.$H$24]+[.A30]*[.H$47]" office:value-type="float" office:value="44">
            <text:p>44</text:p>
          </table:table-cell>
          <table:table-cell table:formula="of:=[.$I$24]+[.A30]*[.I$47]" office:value-type="float" office:value="46">
            <text:p>46</text:p>
          </table:table-cell>
          <table:table-cell table:formula="of:=[.$J$24]+[.B30]*[.J$47]" office:value-type="float" office:value="53">
            <text:p>5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">
            <text:p>6</text:p>
          </table:table-cell>
          <table:table-cell/>
          <table:table-cell office:value-type="string">
            <text:p>48歳 </text:p>
          </table:table-cell>
          <table:table-cell office:value-type="string">
            <text:p>53歳 </text:p>
          </table:table-cell>
          <table:table-cell office:value-type="string">
            <text:p>61歳</text:p>
          </table:table-cell>
          <table:table-cell/>
          <table:table-cell table:formula="of:=[.$H$24]+[.A31]*[.H$47]" office:value-type="float" office:value="48">
            <text:p>48</text:p>
          </table:table-cell>
          <table:table-cell table:formula="of:=[.$I$24]+[.A31]*[.I$47]" office:value-type="float" office:value="51">
            <text:p>51</text:p>
          </table:table-cell>
          <table:table-cell table:formula="of:=[.$J$24]+[.B31]*[.J$47]" office:value-type="float" office:value="60">
            <text:p>60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">
            <text:p>7</text:p>
          </table:table-cell>
          <table:table-cell/>
          <table:table-cell office:value-type="string">
            <text:p>52歳 </text:p>
          </table:table-cell>
          <table:table-cell office:value-type="string">
            <text:p>58歳 </text:p>
          </table:table-cell>
          <table:table-cell office:value-type="string">
            <text:p>68歳</text:p>
          </table:table-cell>
          <table:table-cell/>
          <table:table-cell table:formula="of:=[.$H$24]+[.A32]*[.H$47]" office:value-type="float" office:value="52">
            <text:p>52</text:p>
          </table:table-cell>
          <table:table-cell table:formula="of:=[.$I$24]+[.A32]*[.I$47]" office:value-type="float" office:value="56">
            <text:p>56</text:p>
          </table:table-cell>
          <table:table-cell table:formula="of:=[.$J$24]+[.B32]*[.J$47]" office:value-type="float" office:value="67">
            <text:p>67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">
            <text:p>8</text:p>
          </table:table-cell>
          <table:table-cell/>
          <table:table-cell office:value-type="string">
            <text:p>56歳 </text:p>
          </table:table-cell>
          <table:table-cell office:value-type="string">
            <text:p>63歳 </text:p>
          </table:table-cell>
          <table:table-cell office:value-type="string">
            <text:p>75歳</text:p>
          </table:table-cell>
          <table:table-cell/>
          <table:table-cell table:formula="of:=[.$H$24]+[.A33]*[.H$47]" office:value-type="float" office:value="56">
            <text:p>56</text:p>
          </table:table-cell>
          <table:table-cell table:formula="of:=[.$I$24]+[.A33]*[.I$47]" office:value-type="float" office:value="61">
            <text:p>61</text:p>
          </table:table-cell>
          <table:table-cell table:formula="of:=[.$J$24]+[.B33]*[.J$47]" office:value-type="float" office:value="74">
            <text:p>7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">
            <text:p>9</text:p>
          </table:table-cell>
          <table:table-cell/>
          <table:table-cell office:value-type="string">
            <text:p>60歳 </text:p>
          </table:table-cell>
          <table:table-cell office:value-type="string">
            <text:p>68歳 </text:p>
          </table:table-cell>
          <table:table-cell office:value-type="string">
            <text:p>82歳</text:p>
          </table:table-cell>
          <table:table-cell/>
          <table:table-cell table:formula="of:=[.$H$24]+[.A34]*[.H$47]" office:value-type="float" office:value="60">
            <text:p>60</text:p>
          </table:table-cell>
          <table:table-cell table:formula="of:=[.$I$24]+[.A34]*[.I$47]" office:value-type="float" office:value="66">
            <text:p>66</text:p>
          </table:table-cell>
          <table:table-cell table:formula="of:=[.$J$24]+[.B34]*[.J$47]" office:value-type="float" office:value="81">
            <text:p>8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">
            <text:p>10</text:p>
          </table:table-cell>
          <table:table-cell/>
          <table:table-cell office:value-type="string">
            <text:p>64歳 </text:p>
          </table:table-cell>
          <table:table-cell office:value-type="string">
            <text:p>73歳 </text:p>
          </table:table-cell>
          <table:table-cell office:value-type="string">
            <text:p>89歳</text:p>
          </table:table-cell>
          <table:table-cell/>
          <table:table-cell table:formula="of:=[.$H$24]+[.A35]*[.H$47]" office:value-type="float" office:value="64">
            <text:p>64</text:p>
          </table:table-cell>
          <table:table-cell table:formula="of:=[.$I$24]+[.A35]*[.I$47]" office:value-type="float" office:value="71">
            <text:p>71</text:p>
          </table:table-cell>
          <table:table-cell table:formula="of:=[.$J$24]+[.B35]*[.J$47]" office:value-type="float" office:value="88">
            <text:p>88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">
            <text:p>11</text:p>
          </table:table-cell>
          <table:table-cell/>
          <table:table-cell office:value-type="string">
            <text:p>68歳 </text:p>
          </table:table-cell>
          <table:table-cell office:value-type="string">
            <text:p>78歳 </text:p>
          </table:table-cell>
          <table:table-cell office:value-type="string">
            <text:p>96歳</text:p>
          </table:table-cell>
          <table:table-cell/>
          <table:table-cell table:formula="of:=[.$H$24]+[.A36]*[.H$47]" office:value-type="float" office:value="68">
            <text:p>68</text:p>
          </table:table-cell>
          <table:table-cell table:formula="of:=[.$I$24]+[.A36]*[.I$47]" office:value-type="float" office:value="76">
            <text:p>76</text:p>
          </table:table-cell>
          <table:table-cell table:formula="of:=[.$J$24]+[.B36]*[.J$47]" office:value-type="float" office:value="95">
            <text:p>95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2">
            <text:p>12</text:p>
          </table:table-cell>
          <table:table-cell/>
          <table:table-cell office:value-type="string">
            <text:p>72歳 </text:p>
          </table:table-cell>
          <table:table-cell office:value-type="string">
            <text:p>83歳 </text:p>
          </table:table-cell>
          <table:table-cell office:value-type="string">
            <text:p>103歳</text:p>
          </table:table-cell>
          <table:table-cell/>
          <table:table-cell table:formula="of:=[.$H$24]+[.A37]*[.H$47]" office:value-type="float" office:value="72">
            <text:p>72</text:p>
          </table:table-cell>
          <table:table-cell table:formula="of:=[.$I$24]+[.A37]*[.I$47]" office:value-type="float" office:value="81">
            <text:p>81</text:p>
          </table:table-cell>
          <table:table-cell table:formula="of:=[.$J$24]+[.B37]*[.J$47]" office:value-type="float" office:value="102">
            <text:p>10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3">
            <text:p>13</text:p>
          </table:table-cell>
          <table:table-cell/>
          <table:table-cell office:value-type="string">
            <text:p>76歳 </text:p>
          </table:table-cell>
          <table:table-cell office:value-type="string">
            <text:p>88歳 </text:p>
          </table:table-cell>
          <table:table-cell office:value-type="string">
            <text:p>110歳</text:p>
          </table:table-cell>
          <table:table-cell/>
          <table:table-cell table:formula="of:=[.$H$24]+[.A38]*[.H$47]" office:value-type="float" office:value="76">
            <text:p>76</text:p>
          </table:table-cell>
          <table:table-cell table:formula="of:=[.$I$24]+[.A38]*[.I$47]" office:value-type="float" office:value="86">
            <text:p>86</text:p>
          </table:table-cell>
          <table:table-cell table:formula="of:=[.$J$24]+[.B38]*[.J$47]" office:value-type="float" office:value="109">
            <text:p>109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4">
            <text:p>14</text:p>
          </table:table-cell>
          <table:table-cell/>
          <table:table-cell office:value-type="string">
            <text:p>80歳 </text:p>
          </table:table-cell>
          <table:table-cell office:value-type="string">
            <text:p>93歳 </text:p>
          </table:table-cell>
          <table:table-cell office:value-type="string">
            <text:p>117歳</text:p>
          </table:table-cell>
          <table:table-cell/>
          <table:table-cell table:formula="of:=[.$H$24]+[.A39]*[.H$47]" office:value-type="float" office:value="80">
            <text:p>80</text:p>
          </table:table-cell>
          <table:table-cell table:formula="of:=[.$I$24]+[.A39]*[.I$47]" office:value-type="float" office:value="91">
            <text:p>91</text:p>
          </table:table-cell>
          <table:table-cell table:formula="of:=[.$J$24]+[.B39]*[.J$47]" office:value-type="float" office:value="116">
            <text:p>116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5">
            <text:p>15</text:p>
          </table:table-cell>
          <table:table-cell/>
          <table:table-cell office:value-type="string">
            <text:p>84歳 </text:p>
          </table:table-cell>
          <table:table-cell office:value-type="string">
            <text:p>98歳 </text:p>
          </table:table-cell>
          <table:table-cell office:value-type="string">
            <text:p>124歳</text:p>
          </table:table-cell>
          <table:table-cell/>
          <table:table-cell table:formula="of:=[.$H$24]+[.A40]*[.H$47]" office:value-type="float" office:value="84">
            <text:p>84</text:p>
          </table:table-cell>
          <table:table-cell table:formula="of:=[.$I$24]+[.A40]*[.I$47]" office:value-type="float" office:value="96">
            <text:p>96</text:p>
          </table:table-cell>
          <table:table-cell table:formula="of:=[.$J$24]+[.B40]*[.J$47]" office:value-type="float" office:value="123">
            <text:p>12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6">
            <text:p>16</text:p>
          </table:table-cell>
          <table:table-cell/>
          <table:table-cell office:value-type="string">
            <text:p>88歳 </text:p>
          </table:table-cell>
          <table:table-cell office:value-type="string">
            <text:p>103歳 </text:p>
          </table:table-cell>
          <table:table-cell office:value-type="string">
            <text:p>131歳</text:p>
          </table:table-cell>
          <table:table-cell/>
          <table:table-cell table:formula="of:=[.$H$24]+[.A41]*[.H$47]" office:value-type="float" office:value="88">
            <text:p>88</text:p>
          </table:table-cell>
          <table:table-cell table:formula="of:=[.$I$24]+[.A41]*[.I$47]" office:value-type="float" office:value="101">
            <text:p>101</text:p>
          </table:table-cell>
          <table:table-cell table:formula="of:=[.$J$24]+[.B41]*[.J$47]" office:value-type="float" office:value="130">
            <text:p>130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7">
            <text:p>17</text:p>
          </table:table-cell>
          <table:table-cell/>
          <table:table-cell office:value-type="string">
            <text:p>92歳 </text:p>
          </table:table-cell>
          <table:table-cell office:value-type="string">
            <text:p>108歳 </text:p>
          </table:table-cell>
          <table:table-cell office:value-type="string">
            <text:p>138歳</text:p>
          </table:table-cell>
          <table:table-cell/>
          <table:table-cell table:formula="of:=[.$H$24]+[.A42]*[.H$47]" office:value-type="float" office:value="92">
            <text:p>92</text:p>
          </table:table-cell>
          <table:table-cell table:formula="of:=[.$I$24]+[.A42]*[.I$47]" office:value-type="float" office:value="106">
            <text:p>106</text:p>
          </table:table-cell>
          <table:table-cell table:formula="of:=[.$J$24]+[.B42]*[.J$47]" office:value-type="float" office:value="137">
            <text:p>137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8">
            <text:p>18</text:p>
          </table:table-cell>
          <table:table-cell/>
          <table:table-cell office:value-type="string">
            <text:p>96歳 </text:p>
          </table:table-cell>
          <table:table-cell office:value-type="string">
            <text:p>113歳 </text:p>
          </table:table-cell>
          <table:table-cell office:value-type="string">
            <text:p>145歳</text:p>
          </table:table-cell>
          <table:table-cell/>
          <table:table-cell table:formula="of:=[.$H$24]+[.A43]*[.H$47]" office:value-type="float" office:value="96">
            <text:p>96</text:p>
          </table:table-cell>
          <table:table-cell table:formula="of:=[.$I$24]+[.A43]*[.I$47]" office:value-type="float" office:value="111">
            <text:p>111</text:p>
          </table:table-cell>
          <table:table-cell table:formula="of:=[.$J$24]+[.B43]*[.J$47]" office:value-type="float" office:value="144">
            <text:p>14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/>
          <table:table-cell office:value-type="float" office:value="1.333">
            <text:p>1.333</text:p>
          </table:table-cell>
          <table:table-cell office:value-type="float" office:value="1.33">
            <text:p>1.3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11"/>
          <table:table-cell office:value-type="float" office:value="0.666">
            <text:p>0.666</text:p>
          </table:table-cell>
          <table:table-cell table:number-columns-repeated="2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table:number-columns-repeated="7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7"/>
          <table:table-cell office:value-type="string">
            <text:p>24歳÷24ヶ月</text:p>
          </table:table-cell>
          <table:table-cell office:value-type="string">
            <text:p>21歳÷24ヶ月</text:p>
          </table:table-cell>
          <table:table-cell office:value-type="string">
            <text:p>18歳÷24ヶ月</text:p>
          </table:table-cell>
          <table:table-cell/>
          <table:table-cell table:number-columns-repeated="2" office:value-type="string">
            <text:p>16歳÷12ヶ月</text:p>
          </table:table-cell>
          <table:table-cell office:value-type="string">
            <text:p>12歳÷12ヶ月</text:p>
          </table:table-cell>
          <table:table-cell table:number-columns-repeated="1010"/>
        </table:table-row>
        <table:table-row table:style-name="ro3">
          <table:table-cell table:number-columns-repeated="7"/>
          <table:table-cell office:value-type="string">
            <text:p>2年目＝24歳</text:p>
          </table:table-cell>
          <table:table-cell office:value-type="string">
            <text:p>2年目＝21歳</text:p>
          </table:table-cell>
          <table:table-cell office:value-type="string">
            <text:p>2年目＝18歳</text:p>
          </table:table-cell>
          <table:table-cell/>
          <table:table-cell office:value-type="string">
            <text:p>8歳÷12ヶ月</text:p>
          </table:table-cell>
          <table:table-cell table:number-columns-repeated="2" office:value-type="string">
            <text:p>6歳÷12ヶ月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2014/07/20</text:date>, <text:time>14:0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45:44.66</meta:creation-date>
    <meta:editing-duration>PT1M40S</meta:editing-duration>
    <meta:editing-cycles>2</meta:editing-cycles>
    <meta:generator>OpenOffice/4.1.0$Win32 OpenOffice.org_project/410m18$Build-9764</meta:generator>
    <meta:initial-creator>nozomi tamura</meta:initial-creator>
    <dc:date>2014-07-20T14:03:55.32</dc:date>
    <dc:creator>nozomi tamura</dc:creator>
    <meta:document-statistic meta:table-count="3" meta:cell-count="386" meta:object-count="0"/>
  </office:meta>
</office:document-meta>
</file>